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22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x34</text:p>
          </table:table-cell>
          <table:table-cell office:value-type="string" table:style-name="ce1">
            <text:p>y34</text:p>
          </table:table-cell>
          <table:table-cell office:value-type="string" table:style-name="ce1">
            <text:p>y = B*e^ax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.89" table:style-name="ce1">
            <text:p>5.89</text:p>
          </table:table-cell>
          <table:table-cell office:value-type="string" table:style-name="ce1">
            <text:p>B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5.8684451358358505" table:formula="of:= [.$D$2]* EXP([.$D$3]*[.A2])" table:style-name="ce1">
            <text:p>5.86844513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.77" table:style-name="ce1">
            <text:p>6.77</text:p>
          </table:table-cell>
          <table:table-cell office:value-type="string" table:style-name="ce1">
            <text:p>a</text:p>
          </table:table-cell>
          <table:table-cell office:value-type="float" office:value="0.14306099999999999" table:style-name="ce1">
            <text:p>0.143061</text:p>
          </table:table-cell>
          <table:table-cell office:value-type="float" office:value="6.7710130618553164" table:formula="of:= [.$D$2]* EXP([.$D$3]*[.A3])" table:style-name="ce1">
            <text:p>6.77101306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.87" table:style-name="ce1">
            <text:p>7.87</text:p>
          </table:table-cell>
          <table:table-cell table:number-columns-repeated="2" table:style-name="ce1"/>
          <table:table-cell office:value-type="float" office:value="7.8123960985596401" table:formula="of:= [.$D$2]* EXP([.$D$3]*[.A4])" table:style-name="ce1">
            <text:p>7.81239609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.11" table:style-name="ce1">
            <text:p>9.11</text:p>
          </table:table-cell>
          <table:table-cell table:number-columns-repeated="2" table:style-name="ce1"/>
          <table:table-cell office:value-type="float" office:value="9.0139440351435631" table:formula="of:= [.$D$2]* EXP([.$D$3]*[.A5])" table:style-name="ce1">
            <text:p>9.013944035</text:p>
          </table:table-cell>
          <table:table-cell/>
          <table:table-cell table:style-name="ce1">
            <draw:frame draw:z-index="1" draw:id="id0" draw:style-name="a0" draw:name="Chart 3" svg:x="0.05208in" svg:y="0.015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.56" table:style-name="ce1">
            <text:p>10.56</text:p>
          </table:table-cell>
          <table:table-cell table:number-columns-repeated="2" table:style-name="ce1"/>
          <table:table-cell office:value-type="float" office:value="10.400290262251364" table:formula="of:= [.$D$2]* EXP([.$D$3]*[.A6])" table:style-name="ce1">
            <text:p>10.4002902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2.27" table:style-name="ce1">
            <text:p>12.27</text:p>
          </table:table-cell>
          <table:table-cell table:number-columns-repeated="2" table:style-name="ce1"/>
          <table:table-cell office:value-type="float" office:value="11.999856790475139" table:formula="of:= [.$D$2]* EXP([.$D$3]*[.A7])" table:style-name="ce1">
            <text:p>11.9998567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.92" table:style-name="ce1">
            <text:p>13.92</text:p>
          </table:table-cell>
          <table:table-cell table:number-columns-repeated="2" table:style-name="ce1"/>
          <table:table-cell office:value-type="float" office:value="13.845436940789877" table:formula="of:= [.$D$2]* EXP([.$D$3]*[.A8])" table:style-name="ce1">
            <text:p>13.8454369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5.72" table:style-name="ce1">
            <text:p>15.72</text:p>
          </table:table-cell>
          <table:table-cell table:number-columns-repeated="2" table:style-name="ce1"/>
          <table:table-cell office:value-type="float" office:value="15.974867652882971" table:formula="of:= [.$D$2]* EXP([.$D$3]*[.A9])" table:style-name="ce1">
            <text:p>15.9748676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.91" table:style-name="ce1">
            <text:p>17.91</text:p>
          </table:table-cell>
          <table:table-cell table:number-columns-repeated="2" table:style-name="ce1"/>
          <table:table-cell office:value-type="float" office:value="18.431805194626619" table:formula="of:= [.$D$2]* EXP([.$D$3]*[.A10])" table:style-name="ce1">
            <text:p>18.4318051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2.13" table:style-name="ce1">
            <text:p>22.13</text:p>
          </table:table-cell>
          <table:table-cell table:number-columns-repeated="2" table:style-name="ce1"/>
          <table:table-cell office:value-type="float" office:value="21.266620175808079" table:formula="of:= [.$D$2]* EXP([.$D$3]*[.A11])" table:style-name="ce1">
            <text:p>21.26662018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Nahom Hailu</meta:initial-creator>
    <dc:creator>N S</dc:creator>
    <meta:creation-date>2021-11-01T16:29:32Z</meta:creation-date>
    <dc:date>2021-11-02T11:03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10.2374803149606pt" svg:y="6.0pt" chart:style-name="CT00">
          <text:p text:style-name="a3" text:class-names="" text:cond-style-name="">Jeu de test 3.4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4" text:class-names="" text:cond-style-name="">Y axi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5" text:class-names="" text:cond-style-name="">X axis</text:p>
            </chart:title>
            <chart:grid chart:class="major" chart:style-name="GMa1"/>
          </chart:axis>
          <chart:series chart:values-cell-range-address="Sheet1.$B$2:.$B$11" chart:class="chart:scatter" chart:attached-axis="primary-y" chart:style-name="G0S0">
            <chart:domain table:cell-range-address="Sheet1.$A$2:.$A$11"/>
            <chart:data-point chart:repeated="10"/>
          </chart:series>
          <chart:series chart:values-cell-range-address="Sheet1.$E$2:.$E$11" chart:class="chart:scatter" chart:attached-axis="primary-y" chart:style-name="G0S1">
            <chart:domain table:cell-range-address="Sheet1.$A$2:.$A$11"/>
            <chart:data-point chart:repeated="10"/>
          </chart:series>
          <chart:wall chart:style-name="Wal0"/>
        </chart:plot-area>
        <draw:frame draw:id="id0" draw:style-name="a2" draw:name="ZoneTexte 1" svg:x="3.06598in" svg:y="0.08855in" svg:width="1.6875in" svg:height="0.27778in">
          <draw:text-box>
            <text:p text:style-name="a1" text:class-names="" text:cond-style-name=""><text:span text:style-name="a0" text:class-names="">y = 0.00002e^(0.143061x)</text:span></text:p>
          </draw:text-box>
          <svg:title/>
          <svg:desc/>
        </draw:fram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